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4.73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fo:font-size="55pt" style:font-size-asian="55pt" style:font-size-complex="55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text-properties fo:font-size="30pt" style:font-size-asian="30pt" style:font-size-complex="30pt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T1" style:family="text">
      <style:text-properties fo:color="#000000"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7.599cm" svg:height="4.735cm" svg:x="0.001cm" svg:y="6.265cm" presentation:class="title" presentation:user-transformed="true">
          <draw:text-box>
            <text:p text:style-name="P1"><text:span text:style-name="T1">Interfejsy magazynów danych</text:span></text:p>
          </draw:text-box>
        </draw:frame>
        <draw:frame draw:style-name="gr1" draw:text-style-name="P3" draw:layer="layout" svg:width="15.6cm" svg:height="2.613cm" svg:x="12.4cm" svg:y="14.587cm">
          <draw:text-box>
            <text:p text:style-name="P2"><text:span text:style-name="T2">Wiktor Pawlak i Bartosz Sojk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>Magazyn Danych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2:06:46.545533504</meta:creation-date>
    <meta:editing-duration>PT9M9S</meta:editing-duration>
    <meta:editing-cycles>3</meta:editing-cycles>
    <meta:generator>LibreOffice/6.4.7.2$Linux_X86_64 LibreOffice_project/40$Build-2</meta:generator>
    <dc:title>Blue Curve</dc:title>
    <dc:date>2022-03-16T13:20:40.575673984</dc:date>
    <meta:document-statistic meta:object-count="115"/>
  </office:meta>
</office:document-meta>
</file>